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line-height="115%"/>
      <style:text-properties style:font-name="Arial" fo:font-size="11.0pt" fo:color="#000000"/>
    </style:style>
    <style:style style:name="P2" style:family="paragraph" style:parent-style-name="Standard">
      <style:text-properties style:font-name="Arial" fo:font-size="11.0pt" fo:color="#000000"/>
    </style:style>
    <style:style style:name="P3" style:family="paragraph" style:parent-style-name="Standard">
      <style:text-properties style:font-name="Arial" fo:font-size="11.0pt"/>
    </style:style>
    <style:style style:name="P4" style:family="paragraph" style:parent-style-name="Standard">
      <style:text-properties style:font-name="Times" fo:font-size="12.0pt"/>
    </style:style>
    <style:style style:name="T1" style:family="text">
      <style:text-properties fo:letter-spacing="0.0000in"/>
    </style:style>
    <style:style style:name="T2" style:family="text">
      <style:text-properties fo:font-weight="bold" fo:font-weight-asian="bold" fo:font-weight-complex="bold" fo:letter-spacing="0.0000in"/>
    </style:style>
    <style:style style:name="T3" style:family="text">
      <style:text-properties fo:color="#000000"/>
    </style:style>
    <style:style style:name="T4" style:family="text">
      <style:text-properties style:text-line-through-style="solid" fo:letter-spacing="0.0000in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<text:span text:style-name="T1">Retail Tests</text:span></text:p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Test</text:span></text:p>
          </table:table-cell>
          <table:table-cell table:style-name="TableCell1">
            <text:p text:style-name="P2"><text:span text:style-name="T2">Purpose</text:span></text:p>
          </table:table-cell>
          <table:table-cell table:style-name="TableCell1">
            <text:p text:style-name="P2"><text:span text:style-name="T2">Input</text:span></text:p>
          </table:table-cell>
          <table:table-cell table:style-name="TableCell1">
            <text:p text:style-name="P2"><text:span text:style-name="T2">Input Files</text:span></text:p>
          </table:table-cell>
          <table:table-cell table:style-name="TableCell1">
            <text:p text:style-name="P2"><text:span text:style-name="T2">Output Files</text:span></text:p>
          </table:table-cell>
          <table:table-cell table:style-name="TableCell1">
            <text:p text:style-name="P2"><text:span text:style-name="T2">Output</text:span></text:p>
          </table:table-cell>
        </table:table-row>
        <table:table-row>
          <table:table-cell table:style-name="TableCell1">
            <text:p text:style-name="P2"><text:span text:style-name="T1">Retail-Create</text:span></text:p>
          </table:table-cell>
          <table:table-cell table:style-name="TableCell1">
            <text:p text:style-name="P2"><text:span text:style-name="T1">Test if retail users are allowed to create accounts.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create</text:span></text:p>
            <text:p text:style-name="P2"><text:span text:style-name="T1">logout</text:span></text:p>
            <text:p text:style-name="P2"/>
            <text:p text:style-name="P2"/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cr.txt</text:span></text:p>
          </table:table-cell>
        </table:table-row>
        <table:table-row>
          <table:table-cell table:style-name="TableCell1">
            <text:p text:style-name="P2"><text:span text:style-name="T1">Retail-delete</text:span></text:p>
          </table:table-cell>
          <table:table-cell table:style-name="TableCell1">
            <text:p text:style-name="P2"><text:span text:style-name="T1">Test if a retail user is allowed to delete accoun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lete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/>
            <text:p text:style-name="P2"/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if a retail user can deposit a reasonable am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2"><text:span text:style-name="T1">ro_dp_cor.txt</text:span></text:p>
          </table:table-cell>
          <table:table-cell table:style-name="TableCell1">
            <text:p text:style-name="P2"><text:span text:style-name="T1">rp_dp_co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if a retail user can deposit over $1,00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100000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p_oos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deposi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p_ze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n amount we can 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p_neg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Invalid account</text:span></text:p>
          </table:table-cell>
          <table:table-cell table:style-name="TableCell1">
            <text:p text:style-name="P2"><text:span text:style-name="T1">Test if we try to deposit to an account that doesn’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/>
            <text:p text:style-name="P2"/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p_inv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immediate logout</text:span></text:p>
          </table:table-cell>
          <table:table-cell table:style-name="TableCell1">
            <text:p text:style-name="P2"><text:span text:style-name="T1">Test if we try to deposit and then logout immediately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/>
          </table:table-cell>
          <table:table-cell table:style-name="TableCell1">
            <text:p text:style-name="P3"><text:span text:style-name="T1">-</text:span></text:p>
          </table:table-cell>
          <table:table-cell table:style-name="TableCell1">
            <text:p text:style-name="P2"><text:span text:style-name="T1">rp_dp_ou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the withdraw function on normal condition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2"><text:span text:style-name="T1">ro_wd_cor.txt</text:span></text:p>
          </table:table-cell>
          <table:table-cell table:style-name="TableCell1">
            <text:p text:style-name="P2"><text:span text:style-name="T1">rp_wd_co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the withdraw function with an amount higher than $1,00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100000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wd_oos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withdrawal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wd_ze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withdraw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n amount we can 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wd_neg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withdraw</text:span></text:p>
            <text:p text:style-name="P2"><text:span text:style-name="T1">Invalid account</text:span></text:p>
          </table:table-cell>
          <table:table-cell table:style-name="TableCell1">
            <text:p text:style-name="P2"><text:span text:style-name="T1">Test if we try to withdraw from an account that doesn’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/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wd_inv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immediate logout</text:span></text:p>
          </table:table-cell>
          <table:table-cell table:style-name="TableCell1">
            <text:p text:style-name="P2"><text:span text:style-name="T1">Test if we try to withdrawal and then logout immediately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/>
          </table:table-cell>
          <table:table-cell table:style-name="TableCell1">
            <text:p text:style-name="P3"><text:span text:style-name="T1">-</text:span></text:p>
          </table:table-cell>
          <table:table-cell table:style-name="TableCell1">
            <text:p text:style-name="P2"><text:span text:style-name="T1">rp_wd_ou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a transfer in retail under normal condition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2"><text:span text:style-name="T1">ro_tr_cor.txt</text:span></text:p>
          </table:table-cell>
          <table:table-cell table:style-name="TableCell1">
            <text:p text:style-name="P2"><text:span text:style-name="T1">rp_tr_co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a transfer in retail with an amount greater than $1,00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100000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tr_oos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transf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tr_zer.txt</text:span></text:p>
            <text:p text:style-name="P2"/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 transfer with a value we can 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tr_neg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from invalid account</text:span></text:p>
          </table:table-cell>
          <table:table-cell table:style-name="TableCell1">
            <text:p text:style-name="P2"><text:span text:style-name="T1">Test if we can transfer from a non-existent acc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3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/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tr_ivf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 to invalid account</text:span></text:p>
          </table:table-cell>
          <table:table-cell table:style-name="TableCell1">
            <text:p text:style-name="P2"><text:span text:style-name="T1">Test if we can transfer to a non-existent acc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3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tr_iv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 immediate logout</text:span></text:p>
          </table:table-cell>
          <table:table-cell table:style-name="TableCell1">
            <text:p text:style-name="P2"><text:span text:style-name="T1">Test the response of logging out while in a transactio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/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rp_tr_ou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decimal</text:span></text:p>
          </table:table-cell>
          <table:table-cell table:style-name="TableCell1">
            <text:p text:style-name="P2"><text:span text:style-name="T1">Test a deposit in retail with an amount containing a decimal</text:span>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deposit</text:span></text:p>
            <text:p text:style-name="P3"><text:span text:style-name="T1">000001</text:span></text:p>
            <text:p text:style-name="P3"><text:span text:style-name="T1">1.0</text:span></text:p>
            <text:p text:style-name="P3"><text:span text:style-name="T1">logout</text:span></text:p>
            <text:p text:style-name="P2"/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p_dec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decimal</text:span></text:p>
          </table:table-cell>
          <table:table-cell table:style-name="TableCell1">
            <text:p text:style-name="P2"><text:span text:style-name="T1">Test a withdrawal in retail with an amount containing a decimal</text:span>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withdraw</text:span></text:p>
            <text:p text:style-name="P3"><text:span text:style-name="T1">000001</text:span></text:p>
            <text:p text:style-name="P3"><text:span text:style-name="T1">1.0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3"><text:span text:style-name="T1">rp_wd_dec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decimal</text:span></text:p>
          </table:table-cell>
          <table:table-cell table:style-name="TableCell1">
            <text:p text:style-name="P2"><text:span text:style-name="T1">Test a transfer in retail with an amount containing a decimal</text:span>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transfer</text:span></text:p>
            <text:p text:style-name="P3"><text:span text:style-name="T1">000001</text:span></text:p>
            <text:p text:style-name="P3"><text:span text:style-name="T1">000002</text:span></text:p>
            <text:p text:style-name="P3"><text:span text:style-name="T1">1.0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3"><text:span text:style-name="T1">rp_tr_dec.txt</text:span></text:p>
          </table:table-cell>
        </table:table-row>
        <table:table-row>
          <table:table-cell table:style-name="TableCell1">
            <text:p text:style-name="P3"><text:span text:style-name="T1">Retail</text:span></text:p>
            <text:p text:style-name="P3"><text:span text:style-name="T1">-deposit</text:span></text:p>
            <text:p text:style-name="P3"><text:span text:style-name="T1">string</text:span></text:p>
          </table:table-cell>
          <table:table-cell table:style-name="TableCell1">
            <text:p text:style-name="P3"><text:span text:style-name="T1">Test a deposit in retail with an amount being a string</text:span>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deposit</text:span></text:p>
            <text:p text:style-name="P3"><text:span text:style-name="T1">000001</text:span></text:p>
            <text:p text:style-name="P3"><text:span text:style-name="T1">$1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p_str.txt</text:span></text:p>
          </table:table-cell>
        </table:table-row>
        <table:table-row>
          <table:table-cell table:style-name="TableCell1">
            <text:p text:style-name="P3"><text:span text:style-name="T1">Retail</text:span></text:p>
            <text:p text:style-name="P3"><text:span text:style-name="T1">-withdraw</text:span></text:p>
            <text:p text:style-name="P3"><text:span text:style-name="T1">string</text:span></text:p>
          </table:table-cell>
          <table:table-cell table:style-name="TableCell1">
            <text:p text:style-name="P3"><text:span text:style-name="T1">Test a withdrawal in retail with an amount being a string</text:span>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deposit</text:span></text:p>
            <text:p text:style-name="P3"><text:span text:style-name="T1">000001</text:span></text:p>
            <text:p text:style-name="P3"><text:span text:style-name="T1">$1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wd_str.txt</text:span></text:p>
          </table:table-cell>
        </table:table-row>
        <table:table-row>
          <table:table-cell table:style-name="TableCell1">
            <text:p text:style-name="P3"><text:span text:style-name="T1">Retail</text:span></text:p>
            <text:p text:style-name="P3"><text:span text:style-name="T1">-transfer</text:span></text:p>
            <text:p text:style-name="P3"><text:span text:style-name="T1">string</text:span></text:p>
          </table:table-cell>
          <table:table-cell table:style-name="TableCell1">
            <text:p text:style-name="P3"><text:span text:style-name="T1">Test a transfer in retail with an amount being a string</text:span>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transfer</text:span></text:p>
            <text:p text:style-name="P3"><text:span text:style-name="T1">000001</text:span></text:p>
            <text:p text:style-name="P3"><text:span text:style-name="T1">000002</text:span></text:p>
            <text:p text:style-name="P3"><text:span text:style-name="T1">$1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tr_str.txt</text:span></text:p>
          </table:table-cell>
        </table:table-row>
        <table:table-row>
          <table:table-cell table:style-name="TableCell1">
            <text:p text:style-name="P2">Retail</text:p>
            <text:p text:style-name="P2">-deposit</text:p>
            <text:p text:style-name="P2">quit</text:p>
          </table:table-cell>
          <table:table-cell table:style-name="TableCell1">
            <text:p text:style-name="P2">Testing the quit command in a deposit, while in retail</text:p>
          </table:table-cell>
          <table:table-cell table:style-name="TableCell1">
            <text:p text:style-name="P2">login</text:p>
            <text:p text:style-name="P2">retail</text:p>
            <text:p text:style-name="P2">deposit</text:p>
            <text:p text:style-name="P2">quit</text:p>
            <text:p text:style-name="P2">logout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rp_dp_qut.txt</text:p>
          </table:table-cell>
        </table:table-row>
        <table:table-row>
          <table:table-cell table:style-name="TableCell1">
            <text:p text:style-name="P2">Retail</text:p>
            <text:p text:style-name="P2">-withdraw</text:p>
            <text:p text:style-name="P2">quit</text:p>
          </table:table-cell>
          <table:table-cell table:style-name="TableCell1">
            <text:p text:style-name="P2">Testing the quit command in a withdraw, while in retail</text:p>
          </table:table-cell>
          <table:table-cell table:style-name="TableCell1">
            <text:p text:style-name="P2">login</text:p>
            <text:p text:style-name="P2">retail</text:p>
            <text:p text:style-name="P2">withdraw</text:p>
            <text:p text:style-name="P2">quit</text:p>
            <text:p text:style-name="P2">logout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rp_wd_qut.txt</text:p>
          </table:table-cell>
        </table:table-row>
        <table:table-row>
          <table:table-cell table:style-name="TableCell1">
            <text:p text:style-name="P2">Retail</text:p>
            <text:p text:style-name="P2">-transfer</text:p>
            <text:p text:style-name="P2">quit</text:p>
          </table:table-cell>
          <table:table-cell table:style-name="TableCell1">
            <text:p text:style-name="P2">Testing the quit command in a transfer, while in retail</text:p>
          </table:table-cell>
          <table:table-cell table:style-name="TableCell1">
            <text:p text:style-name="P2">login</text:p>
            <text:p text:style-name="P2">retail</text:p>
            <text:p text:style-name="P2">transfer</text:p>
            <text:p text:style-name="P2">quit</text:p>
            <text:p text:style-name="P2">logout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rp_tr_qut.txt</text:p>
          </table:table-cell>
        </table:table-row>
        <table:table-row>
          <table:table-cell table:style-name="TableCell1">
            <text:p text:style-name="P3">Retail</text:p>
            <text:p text:style-name="P3">-deposit</text:p>
            <text:p text:style-name="P3">7-digit account number</text:p>
          </table:table-cell>
          <table:table-cell table:style-name="TableCell1">
            <text:p text:style-name="P2">Testing if the deposit command accepts an account number that is too long, in retail</text:p>
          </table:table-cell>
          <table:table-cell table:style-name="TableCell1">
            <text:p text:style-name="P3"><text:span text:style-name="T3">l</text:span><text:span text:style-name="T1">ogin</text:span></text:p>
            <text:p text:style-name="P3"><text:span text:style-name="T1">retail</text:span></text:p>
            <text:p text:style-name="P3"><text:span text:style-name="T1">deposit</text:span></text:p>
            <text:p text:style-name="P3"><text:span text:style-name="T1">0000012</text:span></text:p>
            <text:p text:style-name="P3"><text:span text:style-name="T1">100000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2">empty.txt</text:p>
          </table:table-cell>
          <table:table-cell table:style-name="TableCell1">
            <text:p text:style-name="P2">rp_wd_lng.txt</text:p>
          </table:table-cell>
        </table:table-row>
        <table:table-row>
          <table:table-cell table:style-name="TableCell1">
            <text:p text:style-name="P3">Retail</text:p>
            <text:p text:style-name="P3">-withdraw</text:p>
            <text:p text:style-name="P3">7-digit account number</text:p>
          </table:table-cell>
          <table:table-cell table:style-name="TableCell1">
            <text:p text:style-name="P3">Testing if the deposit command accepts an account number that is too long, in retail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withdraw</text:span></text:p>
            <text:p text:style-name="P3"><text:span text:style-name="T1">0000012</text:span></text:p>
            <text:p text:style-name="P3"><text:span text:style-name="T1">100000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2">empty.txt</text:p>
          </table:table-cell>
          <table:table-cell table:style-name="TableCell1">
            <text:p text:style-name="P2">rp_wd_lng.txt</text:p>
          </table:table-cell>
        </table:table-row>
        <table:table-row>
          <table:table-cell table:style-name="TableCell1">
            <text:p text:style-name="P3">Retail</text:p>
            <text:p text:style-name="P3">-transfer</text:p>
            <text:p text:style-name="P3">7-digit account number</text:p>
          </table:table-cell>
          <table:table-cell table:style-name="TableCell1">
            <text:p text:style-name="P3">Testing if the deposit command accepts an account number that is too long, in retail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transfer</text:span></text:p>
            <text:p text:style-name="P3"><text:span text:style-name="T1">0000012</text:span></text:p>
            <text:p text:style-name="P3"><text:span text:style-name="T1">000002</text:span></text:p>
            <text:p text:style-name="P3"><text:span text:style-name="T1">1.0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2">empty.txt</text:p>
          </table:table-cell>
          <table:table-cell table:style-name="TableCell1">
            <text:p text:style-name="P2">rp_tr_lng.txt</text:p>
            <text:p text:style-name="P2"/>
          </table:table-cell>
        </table:table-row>
      </table:table>
      <text:p text:style-name="P1"/>
      <text:p text:style-name="P1"/>
      <text:p text:style-name="P1"><text:span text:style-name="T1">Agent Tests</text:span></text:p>
      <text:p text:style-name="P1"/>
      <table:table table:name="Table2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Test</text:span></text:p>
          </table:table-cell>
          <table:table-cell table:style-name="TableCell1">
            <text:p text:style-name="P2"><text:span text:style-name="T2">Purpose</text:span></text:p>
          </table:table-cell>
          <table:table-cell table:style-name="TableCell1">
            <text:p text:style-name="P2"><text:span text:style-name="T2">Input</text:span></text:p>
          </table:table-cell>
          <table:table-cell table:style-name="TableCell1">
            <text:p text:style-name="P2"><text:span text:style-name="T2">Input Files</text:span></text:p>
          </table:table-cell>
          <table:table-cell table:style-name="TableCell1">
            <text:p text:style-name="P2"><text:span text:style-name="T2">Output Files</text:span></text:p>
          </table:table-cell>
          <table:table-cell table:style-name="TableCell1">
            <text:p text:style-name="P2"><text:span text:style-name="T2">Output</text:span></text:p>
          </table:table-cell>
        </table:table-row>
        <table:table-row>
          <table:table-cell table:style-name="TableCell1">
            <text:p text:style-name="P2"><text:span text:style-name="T1">Agent -login</text:span></text:p>
          </table:table-cell>
          <table:table-cell table:style-name="TableCell1">
            <text:p text:style-name="P2"><text:span text:style-name="T1">check that</text:span></text:p>
            <text:p text:style-name="P2"><text:span text:style-name="T1">login is accepte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None</text:span></text:p>
          </table:table-cell>
        </table:table-row>
        <table:table-row>
          <table:table-cell table:style-name="TableCell1">
            <text:p text:style-name="P2"><text:span text:style-name="T1">Agent -create</text:span></text:p>
          </table:table-cell>
          <table:table-cell table:style-name="TableCell1">
            <text:p text:style-name="P2"><text:span text:style-name="T1">Check that user is prompted for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quit</text:span>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Enter a valid account number:</text:span></text:p>
          </table:table-cell>
        </table:table-row>
        <table:table-row>
          <table:table-cell table:style-name="TableCell1">
            <text:p text:style-name="P2"><text:span text:style-name="T1">Agent -create 6 digits</text:span></text:p>
          </table:table-cell>
          <table:table-cell table:style-name="TableCell1">
            <text:p text:style-name="P2"><text:span text:style-name="T1">Check that create account is accepte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23456</text:span></text:p>
            <text:p text:style-name="P2"><text:span text:style-name="T1">fifteen_digits_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2"><text:span text:style-name="T1">Updated transaction summary file</text:span></text:p>
            <text:p text:style-name="P2"><text:span text:style-name="T1">“04 123456 000000 00000000 fifteen_digits_”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Enter new account name:</text:span></text:p>
          </table:table-cell>
        </table:table-row>
        <table:table-row>
          <table:table-cell table:style-name="TableCell1">
            <text:p text:style-name="P2"><text:span text:style-name="T1">Agent -create &lt;6 digits</text:span></text:p>
          </table:table-cell>
          <table:table-cell table:style-name="TableCell1">
            <text:p text:style-name="P2"><text:span text:style-name="T1">Check that create account is accepted, 0s added to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</text:span></text:p>
            <text:p text:style-name="P2"><text:span text:style-name="T1">fifteen_digits_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2"><text:span text:style-name="T1">Updated transaction summary file</text:span></text:p>
            <text:p text:style-name="P2"><text:span text:style-name="T1">“04 000001 000000 00000000 fifteen_digits_”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enter new account name:</text:span></text:p>
          </table:table-cell>
        </table:table-row>
        <table:table-row>
          <table:table-cell table:style-name="TableCell1">
            <text:p text:style-name="P2"><text:span text:style-name="T1">Agent -create &gt;6 digits</text:span></text:p>
          </table:table-cell>
          <table:table-cell table:style-name="TableCell1">
            <text:p text:style-name="P2"><text:span text:style-name="T1">Reject account number with &gt;6 digi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234567</text:span></text:p>
            <text:p text:style-name="P2"><text:span text:style-name="T1">quit</text:span>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Account numbers must be 1-6 digits.</text:span></text:p>
            <text:p text:style-name="P2"><text:span text:style-name="T1">Enter new account number:</text:span></text:p>
          </table:table-cell>
        </table:table-row>
        <table:table-row>
          <table:table-cell table:style-name="TableCell1">
            <text:p text:style-name="P2"><text:span text:style-name="T1">Agent -create 6 non digits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234567</text:span></text:p>
            <text:p text:style-name="P2"><text:span text:style-name="T1">quit</text:span>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Account numbers must be 1-6 digits.</text:span></text:p>
            <text:p text:style-name="P2"><text:span text:style-name="T1">Enter new account number:</text:span></text:p>
          </table:table-cell>
        </table:table-row>
        <table:table-row>
          <table:table-cell table:style-name="TableCell1">
            <text:p text:style-name="P2"><text:span text:style-name="T1">Agent -create <text:s text:c="2"/>negative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-1234</text:span></text:p>
            <text:p text:style-name="P2"><text:span text:style-name="T1">quit</text:span>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Account numbers must be 1-6 digits.</text:span></text:p>
            <text:p text:style-name="P2"><text:span text:style-name="T1">Enter new account number:</text:span></text:p>
          </table:table-cell>
        </table:table-row>
        <table:table-row>
          <table:table-cell table:style-name="TableCell1">
            <text:p text:style-name="P2"><text:span text:style-name="T1">Agent -create <text:s text:c="2"/>decimal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.234</text:span></text:p>
            <text:p text:style-name="P2"><text:span text:style-name="T1">quit</text:span>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Account numbers must be 1-6 digits.</text:span></text:p>
            <text:p text:style-name="P2"><text:span text:style-name="T1">Enter new account number:</text:span></text:p>
          </table:table-cell>
        </table:table-row>
        <table:table-row>
          <table:table-cell table:style-name="TableCell1">
            <text:p text:style-name="P2"><text:span text:style-name="T1">Agent -create already existing</text:span></text:p>
          </table:table-cell>
          <table:table-cell table:style-name="TableCell1">
            <text:p text:style-name="P2"><text:span text:style-name="T1">Reject account number that already exis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an account with that number already exists. enter a valid account number:</text:span></text:p>
          </table:table-cell>
        </table:table-row>
        <table:table-row>
          <table:table-cell table:style-name="TableCell1">
            <text:p text:style-name="P2"><text:span text:style-name="T1">Agent -create &lt;15 chars</text:span></text:p>
          </table:table-cell>
          <table:table-cell table:style-name="TableCell1">
            <text:p text:style-name="P2"><text:span text:style-name="T1">Check that create account is accepted, spaces added to account nam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</text:span></text:p>
            <text:p text:style-name="P2"><text:span text:style-name="T1">one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2"><text:span text:style-name="T1">Updated transaction summary file</text:span></text:p>
            <text:p text:style-name="P2"><text:span text:style-name="T1">“04 000001 000000 00000000 one <text:s text:c="11"/>”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enter new account name:</text:span></text:p>
          </table:table-cell>
        </table:table-row>
        <table:table-row>
          <table:table-cell table:style-name="TableCell1">
            <text:p text:style-name="P2"><text:span text:style-name="T1">Agent -create &gt;15 chars</text:span></text:p>
          </table:table-cell>
          <table:table-cell table:style-name="TableCell1">
            <text:p text:style-name="P2"><text:span text:style-name="T1">Reject account name with &gt;15 character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</text:span></text:p>
            <text:p text:style-name="P2"><text:span text:style-name="T1">sixteen__digits_</text:span></text:p>
            <text:p text:style-name="P2"><text:span text:style-name="T1">quit</text:span>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enter new account name:</text:span></text:p>
            <text:p text:style-name="P2"><text:span text:style-name="T1">Account names must be 1-15 characters. enter new account name:</text:span></text:p>
          </table:table-cell>
        </table:table-row>
        <table:table-row>
          <table:table-cell table:style-name="TableCell1">
            <text:p text:style-name="P2">Agent - create then deposit</text:p>
          </table:table-cell>
          <table:table-cell table:style-name="TableCell1">
            <text:p text:style-name="P2">Checks if an account can be used to deposit on the day it was created</text:p>
          </table:table-cell>
          <table:table-cell table:style-name="TableCell1">
            <text:p text:style-name="P3"><text:span text:style-name="T1">login</text:span></text:p>
            <text:p text:style-name="P3"><text:span text:style-name="T1">agent</text:span></text:p>
            <text:p text:style-name="P3"><text:span text:style-name="T1">create</text:span></text:p>
            <text:p text:style-name="P3"><text:span text:style-name="T1">123456</text:span></text:p>
            <text:p text:style-name="P3"><text:span text:style-name="T1">fifteen_digits_</text:span></text:p>
            <text:p text:style-name="P3"><text:span text:style-name="T1">deposit</text:span></text:p>
            <text:p text:style-name="P3"><text:span text:style-name="T1">123456</text:span></text:p>
            <text:p text:style-name="P3"><text:span text:style-name="T1">100000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ao_cr_num_xct.txt</text:span></text:p>
          </table:table-cell>
          <table:table-cell table:style-name="TableCell1">
            <text:p text:style-name="P2">ap_cr_dep.txt</text:p>
          </table:table-cell>
        </table:table-row>
        <table:table-row>
          <table:table-cell table:style-name="TableCell1">
            <text:p text:style-name="P3">Agent - create then withdraw</text:p>
          </table:table-cell>
          <table:table-cell table:style-name="TableCell1">
            <text:p text:style-name="P3">Checks if an account can be used to withdrawal on the day it was created</text:p>
          </table:table-cell>
          <table:table-cell table:style-name="TableCell1">
            <text:p text:style-name="P3"><text:span text:style-name="T1">login</text:span></text:p>
            <text:p text:style-name="P3"><text:span text:style-name="T1">agent</text:span></text:p>
            <text:p text:style-name="P3"><text:span text:style-name="T1">create</text:span></text:p>
            <text:p text:style-name="P3"><text:span text:style-name="T1">123456</text:span></text:p>
            <text:p text:style-name="P3"><text:span text:style-name="T1">fifteen_digits_</text:span></text:p>
            <text:p text:style-name="P3"><text:span text:style-name="T1">withdraw</text:span></text:p>
            <text:p text:style-name="P3"><text:span text:style-name="T1">100000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ao_cr_num_xct.txt</text:span></text:p>
          </table:table-cell>
          <table:table-cell table:style-name="TableCell1">
            <text:p text:style-name="P2">ap_cr_wtd.txt</text:p>
          </table:table-cell>
        </table:table-row>
        <table:table-row>
          <table:table-cell table:style-name="TableCell1">
            <text:p text:style-name="P3">Agent - create then transfer</text:p>
          </table:table-cell>
          <table:table-cell table:style-name="TableCell1">
            <text:p text:style-name="P3">Checks if an account can be used to transfer on the day it was created</text:p>
          </table:table-cell>
          <table:table-cell table:style-name="TableCell1">
            <text:p text:style-name="P3"><text:span text:style-name="T1">login</text:span></text:p>
            <text:p text:style-name="P3"><text:span text:style-name="T1">agent</text:span></text:p>
            <text:p text:style-name="P3"><text:span text:style-name="T1">create</text:span></text:p>
            <text:p text:style-name="P3"><text:span text:style-name="T1">123456</text:span></text:p>
            <text:p text:style-name="P3"><text:span text:style-name="T1">fifteen_digits_</text:span></text:p>
            <text:p text:style-name="P3"><text:span text:style-name="T1">transfer</text:span></text:p>
            <text:p text:style-name="P3"><text:span text:style-name="T1">123456</text:span></text:p>
            <text:p text:style-name="P3"><text:span text:style-name="T1">000001</text:span></text:p>
            <text:p text:style-name="P3"><text:span text:style-name="T1">100000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.txt</text:span></text:p>
            <text:p text:style-name="P2"/>
          </table:table-cell>
          <table:table-cell table:style-name="TableCell1">
            <text:p text:style-name="P3"><text:span text:style-name="T1">ao_cr_num_xct.txt</text:span></text:p>
          </table:table-cell>
          <table:table-cell table:style-name="TableCell1">
            <text:p text:style-name="P2">ap_cr_tra.txt</text:p>
          </table:table-cell>
        </table:table-row>
      </table:table>
      <text:p text:style-name="P1"/>
      <text:p text:style-name="P4"/>
      <table:table table:name="Table3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DELETE</text:span>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<text:span text:style-name="T1">Agent -delete</text:span></text:p>
          </table:table-cell>
          <table:table-cell table:style-name="TableCell1">
            <text:p text:style-name="P2"><text:span text:style-name="T1">Check that agent is prompted for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qui.txt</text:span></text:p>
          </table:table-cell>
        </table:table-row>
        <table:table-row>
          <table:table-cell table:style-name="TableCell1">
            <text:p text:style-name="P2"><text:span text:style-name="T1">Agent -delete num</text:span></text:p>
          </table:table-cell>
          <table:table-cell table:style-name="TableCell1">
            <text:p text:style-name="P2"><text:span text:style-name="T1">Check that agent is prompted for account nam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.txt</text:span></text:p>
          </table:table-cell>
        </table:table-row>
        <table:table-row>
          <table:table-cell table:style-name="TableCell1">
            <text:p text:style-name="P2"><text:span text:style-name="T1">Agent -delete name</text:span></text:p>
          </table:table-cell>
          <table:table-cell table:style-name="TableCell1">
            <text:p text:style-name="P2"><text:span text:style-name="T1">Check that agent is prompted for next comman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abc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am.txt</text:span></text:p>
          </table:table-cell>
        </table:table-row>
        <table:table-row>
          <table:table-cell table:style-name="TableCell1">
            <text:p text:style-name="P2"><text:span text:style-name="T1">Agent -delete account does not exist </text:span></text:p>
          </table:table-cell>
          <table:table-cell table:style-name="TableCell1">
            <text:p text:style-name="P2"><text:span text:style-name="T1">Check that error occurs when account does no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dne.txt</text:span></text:p>
          </table:table-cell>
        </table:table-row>
        <table:table-row>
          <table:table-cell table:style-name="TableCell1">
            <text:p text:style-name="P2"><text:span text:style-name="T1">Agent -delete 6 digits</text:span></text:p>
          </table:table-cell>
          <table:table-cell table:style-name="TableCell1">
            <text:p text:style-name="P2"><text:span text:style-name="T1">Check that logout updates transaction summary fil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23456</text:span></text:p>
            <text:p text:style-name="P2"><text:span text:style-name="T1">fifteen_digits_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2"><text:span text:style-name="T1">accountList_123456.txt</text:span></text:p>
          </table:table-cell>
          <table:table-cell table:style-name="TableCell1">
            <text:p text:style-name="P2"><text:span text:style-name="T1">ao_dp_xct.txt</text:span></text:p>
          </table:table-cell>
          <table:table-cell table:style-name="TableCell1">
            <text:p text:style-name="P2"><text:span text:style-name="T1">ap_dp_xct.txt</text:span></text:p>
          </table:table-cell>
        </table:table-row>
        <table:table-row>
          <table:table-cell table:style-name="TableCell1">
            <text:p text:style-name="P2"><text:span text:style-name="T1">Agent -delete &lt;6 digits</text:span></text:p>
          </table:table-cell>
          <table:table-cell table:style-name="TableCell1">
            <text:p text:style-name="P2"><text:span text:style-name="T1">Check that 0s added to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fifteen_digits_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ao_dp_num_sml.txt</text:span></text:p>
          </table:table-cell>
          <table:table-cell table:style-name="TableCell1">
            <text:p text:style-name="P2"><text:span text:style-name="T1">ap_dp_num_sml.txt</text:span></text:p>
          </table:table-cell>
        </table:table-row>
        <table:table-row>
          <table:table-cell table:style-name="TableCell1">
            <text:p text:style-name="P2"><text:span text:style-name="T1">Agent -delete &gt;6 digits</text:span></text:p>
          </table:table-cell>
          <table:table-cell table:style-name="TableCell1">
            <text:p text:style-name="P2"><text:span text:style-name="T1">Reject account number with &gt;6 digi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234567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big.txt</text:span></text:p>
          </table:table-cell>
        </table:table-row>
        <table:table-row>
          <table:table-cell table:style-name="TableCell1">
            <text:p text:style-name="P2"><text:span text:style-name="T1">Agent -delete 6 non digits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abc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str.txt</text:span></text:p>
          </table:table-cell>
        </table:table-row>
        <table:table-row>
          <table:table-cell table:style-name="TableCell1">
            <text:p text:style-name="P2"><text:span text:style-name="T1">Agent -delete <text:s text:c="2"/>negative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-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neg.txt</text:span></text:p>
          </table:table-cell>
        </table:table-row>
        <table:table-row>
          <table:table-cell table:style-name="TableCell1">
            <text:p text:style-name="P2"><text:span text:style-name="T1">Agent -delete <text:s text:c="2"/>decimal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.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dec.txt</text:span></text:p>
          </table:table-cell>
        </table:table-row>
        <table:table-row>
          <table:table-cell table:style-name="TableCell1">
            <text:p text:style-name="P2"><text:span text:style-name="T1">Agent -delete zero</text:span></text:p>
          </table:table-cell>
          <table:table-cell table:style-name="TableCell1">
            <text:p text:style-name="P2"><text:span text:style-name="T1">Reject account number zero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zer.txt</text:span></text:p>
          </table:table-cell>
        </table:table-row>
        <table:table-row>
          <table:table-cell table:style-name="TableCell1">
            <text:p text:style-name="P2"><text:span text:style-name="T1">Agent -delete &lt;15 characters</text:span></text:p>
          </table:table-cell>
          <table:table-cell table:style-name="TableCell1">
            <text:p text:style-name="P2"><text:span text:style-name="T1">Check that spaces are properly adde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abc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ao_dp_nam_sml.txt</text:span></text:p>
          </table:table-cell>
          <table:table-cell table:style-name="TableCell1">
            <text:p text:style-name="P2"><text:span text:style-name="T1">ap_dp_nam_sml.txt</text:span></text:p>
          </table:table-cell>
        </table:table-row>
        <table:table-row>
          <table:table-cell table:style-name="TableCell1">
            <text:p text:style-name="P2"><text:span text:style-name="T1">Agent -delete &gt;15 characters</text:span></text:p>
          </table:table-cell>
          <table:table-cell table:style-name="TableCell1">
            <text:p text:style-name="P2"><text:span text:style-name="T1">Reject account name that's too lo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very_long_account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am_big.txt</text:span></text:p>
          </table:table-cell>
        </table:table-row>
        <table:table-row>
          <table:table-cell table:style-name="TableCell1">
            <text:p text:style-name="P2"><text:span text:style-name="T1">Agent -delete number</text:span></text:p>
          </table:table-cell>
          <table:table-cell table:style-name="TableCell1">
            <text:p text:style-name="P2"><text:span text:style-name="T1">Check that numbers are accepted as account name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ao_dp_nam_int.txt</text:span></text:p>
          </table:table-cell>
          <table:table-cell table:style-name="TableCell1">
            <text:p text:style-name="P2"><text:span text:style-name="T1">ap_dp_nam_int.txt</text:span></text:p>
          </table:table-cell>
        </table:table-row>
        <table:table-row>
          <table:table-cell table:style-name="TableCell1">
            <text:p text:style-name="P3">Agent - delete then deposit</text:p>
          </table:table-cell>
          <table:table-cell table:style-name="TableCell1">
            <text:p text:style-name="P3">Checks if an account can be used to deposit on the day it was deleted</text:p>
          </table:table-cell>
          <table:table-cell table:style-name="TableCell1">
            <text:p text:style-name="P3"><text:span text:style-name="T1">login</text:span></text:p>
            <text:p text:style-name="P3"><text:span text:style-name="T1">agent</text:span></text:p>
            <text:p text:style-name="P3"><text:span text:style-name="T1">delete</text:span></text:p>
            <text:p text:style-name="P3"><text:span text:style-name="T1">123456</text:span></text:p>
            <text:p text:style-name="P3"><text:span text:style-name="T1">fifteen_digits_</text:span></text:p>
            <text:p text:style-name="P3"><text:span text:style-name="T1">deposit</text:span></text:p>
            <text:p text:style-name="P3"><text:span text:style-name="T1">123456</text:span></text:p>
            <text:p text:style-name="P3"><text:span text:style-name="T1">100000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23456.txt</text:span></text:p>
          </table:table-cell>
          <table:table-cell table:style-name="TableCell1">
            <text:p text:style-name="P3"><text:span text:style-name="T1">ao_dp_xct.txt</text:span></text:p>
          </table:table-cell>
          <table:table-cell table:style-name="TableCell1">
            <text:p text:style-name="P2">ap_dl_dep.txt</text:p>
          </table:table-cell>
        </table:table-row>
        <table:table-row>
          <table:table-cell table:style-name="TableCell1">
            <text:p text:style-name="P3">Agent - delete then withdraw</text:p>
          </table:table-cell>
          <table:table-cell table:style-name="TableCell1">
            <text:p text:style-name="P3">Checks if an account can be used to withdrawal on the day it was deleted</text:p>
            <text:p text:style-name="P2"/>
          </table:table-cell>
          <table:table-cell table:style-name="TableCell1">
            <text:p text:style-name="P3"><text:span text:style-name="T1">login</text:span></text:p>
            <text:p text:style-name="P3"><text:span text:style-name="T1">agent</text:span></text:p>
            <text:p text:style-name="P3"><text:span text:style-name="T1">delete</text:span></text:p>
            <text:p text:style-name="P3"><text:span text:style-name="T1">123456</text:span></text:p>
            <text:p text:style-name="P3"><text:span text:style-name="T1">fifteen_digits_</text:span></text:p>
            <text:p text:style-name="P3"><text:span text:style-name="T1">withdraw</text:span></text:p>
            <text:p text:style-name="P3"><text:span text:style-name="T1">123456</text:span></text:p>
            <text:p text:style-name="P3"><text:span text:style-name="T1">100000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23456.txt</text:span></text:p>
          </table:table-cell>
          <table:table-cell table:style-name="TableCell1">
            <text:p text:style-name="P3"><text:span text:style-name="T1">ao_dp_xct.txt</text:span></text:p>
          </table:table-cell>
          <table:table-cell table:style-name="TableCell1">
            <text:p text:style-name="P2">ap_dl_wtd.txt</text:p>
          </table:table-cell>
        </table:table-row>
        <table:table-row>
          <table:table-cell table:style-name="TableCell1">
            <text:p text:style-name="P3">Agent - delete then transfer</text:p>
          </table:table-cell>
          <table:table-cell table:style-name="TableCell1">
            <text:p text:style-name="P3">Checks if an account can be used to transfer on the day it was deleted</text:p>
            <text:p text:style-name="P2"/>
          </table:table-cell>
          <table:table-cell table:style-name="TableCell1">
            <text:p text:style-name="P3"><text:span text:style-name="T1">login</text:span></text:p>
            <text:p text:style-name="P3"><text:span text:style-name="T1">agent</text:span></text:p>
            <text:p text:style-name="P3"><text:span text:style-name="T1">delete</text:span></text:p>
            <text:p text:style-name="P3"><text:span text:style-name="T1">000001</text:span></text:p>
            <text:p text:style-name="P3"><text:span text:style-name="T1">fifteen_digits_</text:span></text:p>
            <text:p text:style-name="P3"><text:span text:style-name="T1">transfer</text:span></text:p>
            <text:p text:style-name="P3"><text:span text:style-name="T1">000001</text:span></text:p>
            <text:p text:style-name="P3"><text:span text:style-name="T1">000002</text:span></text:p>
            <text:p text:style-name="P3"><text:span text:style-name="T1">100000</text:span></text:p>
            <text:p text:style-name="P3"><text:span text:style-name="T1">logout</text:span></text:p>
          </table:table-cell>
          <table:table-cell table:style-name="TableCell1">
            <text:p text:style-name="P2">accountList_1_2.txt</text:p>
          </table:table-cell>
          <table:table-cell table:style-name="TableCell1">
            <text:p text:style-name="P3"><text:span text:style-name="T1">ao_dp_xct.txt</text:span></text:p>
          </table:table-cell>
          <table:table-cell table:style-name="TableCell1">
            <text:p text:style-name="P2">ap_dl_tra.txt</text:p>
          </table:table-cell>
        </table:table-row>
      </table:table>
      <text:p text:style-name="P4"/>
      <text:p text:style-name="P4"/>
      <table:table table:name="Table4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DEPOSIT</text:span>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<text:span text:style-name="T1">Agent -deposit</text:span></text:p>
          </table:table-cell>
          <table:table-cell table:style-name="TableCell1">
            <text:p text:style-name="P2"><text:span text:style-name="T1">Check that agent is prompted for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qui.txt</text:span></text:p>
          </table:table-cell>
        </table:table-row>
        <table:table-row>
          <table:table-cell table:style-name="TableCell1">
            <text:p text:style-name="P2"><text:span text:style-name="T1">Agent -deposit num</text:span></text:p>
          </table:table-cell>
          <table:table-cell table:style-name="TableCell1">
            <text:p text:style-name="P2"><text:span text:style-name="T1">Check that agent is prompted for deposit am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.txt</text:span></text:p>
          </table:table-cell>
        </table:table-row>
        <table:table-row>
          <table:table-cell table:style-name="TableCell1">
            <text:p text:style-name="P2"><text:span text:style-name="T1">Agent -deposit amt</text:span></text:p>
          </table:table-cell>
          <table:table-cell table:style-name="TableCell1">
            <text:p text:style-name="P2"><text:span text:style-name="T1">Check that agent is prompted for next comman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99999999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.txt</text:span></text:p>
          </table:table-cell>
        </table:table-row>
        <table:table-row>
          <table:table-cell table:style-name="TableCell1">
            <text:p text:style-name="P2"><text:span text:style-name="T1">Agent -deposit account does not exist </text:span></text:p>
          </table:table-cell>
          <table:table-cell table:style-name="TableCell1">
            <text:p text:style-name="P2"><text:span text:style-name="T1">Check that error occurs when account does no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dne.txt</text:span></text:p>
          </table:table-cell>
        </table:table-row>
        <table:table-row>
          <table:table-cell table:style-name="TableCell1">
            <text:p text:style-name="P2"><text:span text:style-name="T1">Agent -deposit 6 digits</text:span></text:p>
          </table:table-cell>
          <table:table-cell table:style-name="TableCell1">
            <text:p text:style-name="P2"><text:span text:style-name="T1">Check that logout updates transaction summary fil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23456</text:span></text:p>
            <text:p text:style-name="P2"><text:span text:style-name="T1">99999999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2"><text:span text:style-name="T1">accountList_123456.txt</text:span></text:p>
          </table:table-cell>
          <table:table-cell table:style-name="TableCell1">
            <text:p text:style-name="P2"><text:span text:style-name="T1">ao_dp_xct.txt</text:span></text:p>
          </table:table-cell>
          <table:table-cell table:style-name="TableCell1">
            <text:p text:style-name="P2"><text:span text:style-name="T1">ap_dp_xct.txt</text:span></text:p>
          </table:table-cell>
        </table:table-row>
        <table:table-row>
          <table:table-cell table:style-name="TableCell1">
            <text:p text:style-name="P2"><text:span text:style-name="T1">Agent -deposit &lt;6 digits</text:span></text:p>
          </table:table-cell>
          <table:table-cell table:style-name="TableCell1">
            <text:p text:style-name="P2"><text:span text:style-name="T1">Check that 0s added to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99999999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ao_dp_num_sml.txt</text:span></text:p>
          </table:table-cell>
          <table:table-cell table:style-name="TableCell1">
            <text:p text:style-name="P2"><text:span text:style-name="T1">ap_dp_num_sml.txt</text:span></text:p>
          </table:table-cell>
        </table:table-row>
        <table:table-row>
          <table:table-cell table:style-name="TableCell1">
            <text:p text:style-name="P2"><text:span text:style-name="T4">Agent -deposit &gt;6 digits</text:span></text:p>
          </table:table-cell>
          <table:table-cell table:style-name="TableCell1">
            <text:p text:style-name="P2"><text:span text:style-name="T4">Reject account number with &gt;6 digits</text:span></text:p>
          </table:table-cell>
          <table:table-cell table:style-name="TableCell1">
            <text:p text:style-name="P2"><text:span text:style-name="T4">login</text:span></text:p>
            <text:p text:style-name="P2"><text:span text:style-name="T4">agent</text:span></text:p>
            <text:p text:style-name="P2"><text:span text:style-name="T4">deposit</text:span></text:p>
            <text:p text:style-name="P2"><text:span text:style-name="T4">1234567</text:span></text:p>
            <text:p text:style-name="P2"><text:span text:style-name="T4">quit</text:span></text:p>
          </table:table-cell>
          <table:table-cell table:style-name="TableCell1">
            <text:p text:style-name="P2"><text:span text:style-name="T4">accountList_empty.txt</text:span></text:p>
          </table:table-cell>
          <table:table-cell table:style-name="TableCell1">
            <text:p text:style-name="P2"><text:span text:style-name="T4">-</text:span></text:p>
          </table:table-cell>
          <table:table-cell table:style-name="TableCell1">
            <text:p text:style-name="P2"><text:span text:style-name="T4">ap_dp_num_big.txt</text:span></text:p>
          </table:table-cell>
        </table:table-row>
        <table:table-row>
          <table:table-cell table:style-name="TableCell1">
            <text:p text:style-name="P2"><text:span text:style-name="T4">Agent -deposit 6 non digits</text:span></text:p>
          </table:table-cell>
          <table:table-cell table:style-name="TableCell1">
            <text:p text:style-name="P2"><text:span text:style-name="T4">Reject account number that is not an int</text:span></text:p>
          </table:table-cell>
          <table:table-cell table:style-name="TableCell1">
            <text:p text:style-name="P2"><text:span text:style-name="T4">login</text:span></text:p>
            <text:p text:style-name="P2"><text:span text:style-name="T4">agent</text:span></text:p>
            <text:p text:style-name="P2"><text:span text:style-name="T4">deposit</text:span></text:p>
            <text:p text:style-name="P2"><text:span text:style-name="T4">abc</text:span></text:p>
            <text:p text:style-name="P2"><text:span text:style-name="T4">quit</text:span></text:p>
          </table:table-cell>
          <table:table-cell table:style-name="TableCell1">
            <text:p text:style-name="P2"><text:span text:style-name="T4">accountList_empty.txt</text:span></text:p>
          </table:table-cell>
          <table:table-cell table:style-name="TableCell1">
            <text:p text:style-name="P2"><text:span text:style-name="T4">-</text:span></text:p>
          </table:table-cell>
          <table:table-cell table:style-name="TableCell1">
            <text:p text:style-name="P2"><text:span text:style-name="T4">ap_dp_num_str.txt</text:span></text:p>
          </table:table-cell>
        </table:table-row>
        <table:table-row>
          <table:table-cell table:style-name="TableCell1">
            <text:p text:style-name="P2"><text:span text:style-name="T1">Agent -deposit <text:s text:c="2"/>negative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-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neg.txt</text:span></text:p>
          </table:table-cell>
        </table:table-row>
        <table:table-row>
          <table:table-cell table:style-name="TableCell1">
            <text:p text:style-name="P2"><text:span text:style-name="T1">Agent -deposit <text:s text:c="2"/>decimal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.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dec.txt</text:span></text:p>
          </table:table-cell>
        </table:table-row>
        <table:table-row>
          <table:table-cell table:style-name="TableCell1">
            <text:p text:style-name="P2"><text:span text:style-name="T1">Agent -deposit zero</text:span></text:p>
          </table:table-cell>
          <table:table-cell table:style-name="TableCell1">
            <text:p text:style-name="P2"><text:span text:style-name="T1">Reject account number zero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zer.txt</text:span></text:p>
          </table:table-cell>
        </table:table-row>
        <table:table-row>
          <table:table-cell table:style-name="TableCell1">
            <text:p text:style-name="P2"><text:span text:style-name="T1">Agent -deposit amount string</text:span></text:p>
          </table:table-cell>
          <table:table-cell table:style-name="TableCell1">
            <text:p text:style-name="P2"><text:span text:style-name="T1">Reject deposit amount that is a stri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$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_str.txt</text:span></text:p>
          </table:table-cell>
        </table:table-row>
        <table:table-row>
          <table:table-cell table:style-name="TableCell1">
            <text:p text:style-name="P2"><text:span text:style-name="T1">Agent -deposit amount decimal</text:span></text:p>
          </table:table-cell>
          <table:table-cell table:style-name="TableCell1">
            <text:p text:style-name="P2"><text:span text:style-name="T1">Reject deposit amount that is a stri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1.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_dec.txt</text:span></text:p>
          </table:table-cell>
        </table:table-row>
        <table:table-row>
          <table:table-cell table:style-name="TableCell1">
            <text:p text:style-name="P2"><text:span text:style-name="T1">Agent -deposit amount negative</text:span></text:p>
          </table:table-cell>
          <table:table-cell table:style-name="TableCell1">
            <text:p text:style-name="P2"><text:span text:style-name="T1">Reject deposit amount that is a stri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-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_neg.txt</text:span></text:p>
          </table:table-cell>
        </table:table-row>
        <table:table-row>
          <table:table-cell table:style-name="TableCell1">
            <text:p text:style-name="P2"><text:span text:style-name="T1">Agent -deposit amount zero</text:span></text:p>
          </table:table-cell>
          <table:table-cell table:style-name="TableCell1">
            <text:p text:style-name="P2"><text:span text:style-name="T1">Reject deposit amount of 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_zer.txt</text:span></text:p>
          </table:table-cell>
        </table:table-row>
        <table:table-row>
          <table:table-cell table:style-name="TableCell1">
            <text:p text:style-name="P2"><text:span text:style-name="T1">Agent -deposit &gt;99999999</text:span></text:p>
          </table:table-cell>
          <table:table-cell table:style-name="TableCell1">
            <text:p text:style-name="P2"><text:span text:style-name="T1">Reject deposit amount above limi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10000000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_big.txt</text:span></text:p>
          </table:table-cell>
        </table:table-row>
        <table:table-row>
          <table:table-cell table:style-name="TableCell1">
            <text:p text:style-name="P2"><text:span text:style-name="T1">Agent -deposit amount short</text:span></text:p>
          </table:table-cell>
          <table:table-cell table:style-name="TableCell1">
            <text:p text:style-name="P2"><text:span text:style-name="T1">Ensure zeros padded to small depo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ao_dp_amt_sml.txt</text:span></text:p>
          </table:table-cell>
          <table:table-cell table:style-name="TableCell1">
            <text:p text:style-name="P2"><text:span text:style-name="T1">ap_dp_amt_sml.txt</text:span></text:p>
          </table:table-cell>
        </table:table-row>
      </table:table>
      <text:p text:style-name="P4"/>
      <table:table table:name="Table5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Agent</text:span></text:p>
            <text:p text:style-name="P2"><text:span text:style-name="T1">-withdraw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the withdraw function on normal condition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800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Updated transaction summary file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enter an amount to be withdrawn:</text:span></text:p>
            <text:p text:style-name="P2"><text:span text:style-name="T1">Accepts transaction.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withdraw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the withdraw function with an amount higher than $999,999.99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100000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enter an amount to be withdrawn:</text:span></text:p>
            <text:p text:style-name="P2"><text:span text:style-name="T1">Denied transaction greater than $999,999.99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withdraw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withdrawal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.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enter an amount to be withdrawn:</text:span></text:p>
            <text:p text:style-name="P2"><text:span text:style-name="T1">Can accept or deny, based on how we handle 0 amounts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withdraw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n amount we can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-1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enter amount to be withdrawn:</text:span></text:p>
            <text:p text:style-name="P2"><text:span text:style-name="T1">deny transaction of negative amount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withdraw</text:span></text:p>
            <text:p text:style-name="P2"><text:span text:style-name="T1">Invalid account</text:span></text:p>
          </table:table-cell>
          <table:table-cell table:style-name="TableCell1">
            <text:p text:style-name="P2"><text:span text:style-name="T1">Test if we try to withdraw from an account that doesn’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.txt</text:span></text:p>
            <text:p text:style-name="P2"/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reject invalid number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withdraw</text:span></text:p>
            <text:p text:style-name="P2"><text:span text:style-name="T1">immediate logout</text:span></text:p>
          </table:table-cell>
          <table:table-cell table:style-name="TableCell1">
            <text:p text:style-name="P2"><text:span text:style-name="T1">Test if we try to withdrawal and then logout immediately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.txt</text:span></text:p>
            <text:p text:style-name="P2"/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nter a valid account number:</text:span></text:p>
            <text:p text:style-name="P2"/>
          </table:table-cell>
        </table:table-row>
      </table:table>
      <text:p text:style-name="P4"/>
      <text:p text:style-name="P4"/>
      <table:table table:name="Table6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Agent</text:span></text:p>
            <text:p text:style-name="P2"><text:span text:style-name="T1">-transfer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a transfer in agent under normal condition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80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Updated transaction summary file</text:span></text:p>
            <text:p text:style-name="P2"/>
          </table:table-cell>
          <table:table-cell table:style-name="TableCell1">
            <text:p text:style-name="P2"><text:span text:style-name="T1">enter an account to transfer from:</text:span></text:p>
            <text:p text:style-name="P2"><text:span text:style-name="T1">enter an account to transfer to:</text:span></text:p>
            <text:p text:style-name="P2"><text:span text:style-name="T1">enter an amount to be transferred:</text:span></text:p>
            <text:p text:style-name="P2"><text:span text:style-name="T1">Accepts transaction.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a transfer in agent with an amount greater than $1,00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1000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  <text:p text:style-name="P2"/>
          </table:table-cell>
          <table:table-cell table:style-name="TableCell1">
            <text:p text:style-name="P2"><text:span text:style-name="T1">enter an account to transfer from:</text:span></text:p>
            <text:p text:style-name="P2"><text:span text:style-name="T1">enter an account to transfer to:</text:span></text:p>
            <text:p text:style-name="P2"><text:span text:style-name="T1">enter an amount to be transferred:</text:span></text:p>
            <text:p text:style-name="P2"><text:span text:style-name="T1">Deny amount greater than $1,000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transf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  <text:p text:style-name="P2"/>
          </table:table-cell>
          <table:table-cell table:style-name="TableCell1">
            <text:p text:style-name="P2"><text:span text:style-name="T1">enter an account to transfer from:</text:span></text:p>
            <text:p text:style-name="P2"><text:span text:style-name="T1">enter an account to transfer to:</text:span></text:p>
            <text:p text:style-name="P2"><text:span text:style-name="T1">enter an amount to be transferred:</text:span></text:p>
            <text:p text:style-name="P2"><text:span text:style-name="T1">Deny transaction of 0.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 transfer with a value we can 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-1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nter an account to transfer from:<text:line-break/>enter an account to transfer to:</text:span></text:p>
            <text:p text:style-name="P2"><text:span text:style-name="T1">enter an amount to be transferred:</text:span></text:p>
            <text:p text:style-name="P2"><text:span text:style-name="T1">Deny negative value.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</text:span></text:p>
            <text:p text:style-name="P2"><text:span text:style-name="T1">from invalid account</text:span></text:p>
          </table:table-cell>
          <table:table-cell table:style-name="TableCell1">
            <text:p text:style-name="P2"><text:span text:style-name="T1">Test if we can transfer from a non-existent acc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000003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ccount to transfer from:</text:span></text:p>
            <text:p text:style-name="P2"><text:span text:style-name="T1">Deny invalid account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 to invalid account</text:span></text:p>
          </table:table-cell>
          <table:table-cell table:style-name="TableCell1">
            <text:p text:style-name="P2"><text:span text:style-name="T1">Test if we can transfer to a non-existent acc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000003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ccount to transfer from:</text:span></text:p>
            <text:p text:style-name="P2"><text:span text:style-name="T1">account to transfer to:</text:span></text:p>
            <text:p text:style-name="P2"><text:span text:style-name="T1">Deny invalid account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 immediate logout</text:span></text:p>
          </table:table-cell>
          <table:table-cell table:style-name="TableCell1">
            <text:p text:style-name="P2"><text:span text:style-name="T1">Test the response of logging out while in a transactio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ccount to transfer from:</text:span></text:p>
          </table:table-cell>
        </table:table-row>
      </table:table>
      <text:p text:style-name="P1"/>
      <text:p text:style-name="P1"><text:span text:style-name="T1">General Tests</text:span></text:p>
      <table:table table:name="Table7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Test</text:span></text:p>
          </table:table-cell>
          <table:table-cell table:style-name="TableCell1">
            <text:p text:style-name="P2"><text:span text:style-name="T2">Purpose</text:span></text:p>
          </table:table-cell>
          <table:table-cell table:style-name="TableCell1">
            <text:p text:style-name="P2"><text:span text:style-name="T2">Input</text:span></text:p>
          </table:table-cell>
          <table:table-cell table:style-name="TableCell1">
            <text:p text:style-name="P2"><text:span text:style-name="T2">Input Files</text:span></text:p>
          </table:table-cell>
          <table:table-cell table:style-name="TableCell1">
            <text:p text:style-name="P2"><text:span text:style-name="T2">Output Files</text:span></text:p>
          </table:table-cell>
          <table:table-cell table:style-name="TableCell1">
            <text:p text:style-name="P2"><text:span text:style-name="T2">Output</text:span></text:p>
          </table:table-cell>
        </table:table-row>
        <table:table-row>
          <table:table-cell table:style-name="TableCell1">
            <text:p text:style-name="P2"><text:span text:style-name="T1">Input before login</text:span></text:p>
          </table:table-cell>
          <table:table-cell table:style-name="TableCell1">
            <text:p text:style-name="P2"><text:span text:style-name="T1">No command should be accepted before a login</text:span></text:p>
          </table:table-cell>
          <table:table-cell table:style-name="TableCell1">
            <text:p text:style-name="P2"><text:span text:style-name="T1">create</text:span></text:p>
            <text:p text:style-name="P2"><text:span text:style-name="T1">delete</text:span></text:p>
            <text:p text:style-name="P2"><text:span text:style-name="T1">deposit</text:span></text:p>
            <text:p text:style-name="P2"><text:span text:style-name="T1">withdraw</text:span></text:p>
            <text:p text:style-name="P2"><text:span text:style-name="T1">transfer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general_no_login.txt</text:span></text:p>
          </table:table-cell>
        </table:table-row>
        <table:table-row>
          <table:table-cell table:style-name="TableCell1">
            <text:p text:style-name="P2"><text:span text:style-name="T1">Login after login (null)</text:span></text:p>
          </table:table-cell>
          <table:table-cell table:style-name="TableCell1">
            <text:p text:style-name="P2"><text:span text:style-name="T1">No other login should accepted after a logi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login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general_double_login.txt</text:span></text:p>
          </table:table-cell>
        </table:table-row>
        <table:table-row>
          <table:table-cell table:style-name="TableCell1">
            <text:p text:style-name="P2"><text:span text:style-name="T1">Login after login (retail)</text:span></text:p>
          </table:table-cell>
          <table:table-cell table:style-name="TableCell1">
            <text:p text:style-name="P2"><text:span text:style-name="T1">No other login should accepted after a logi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login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general_login_while_logged_in.txt</text:span></text:p>
          </table:table-cell>
        </table:table-row>
        <table:table-row>
          <table:table-cell table:style-name="TableCell1">
            <text:p text:style-name="P2"><text:span text:style-name="T1">Login after login (agent)</text:span></text:p>
          </table:table-cell>
          <table:table-cell table:style-name="TableCell1">
            <text:p text:style-name="P2"><text:span text:style-name="T1">No other login should accepted after a logi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login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3"><text:span text:style-name="T1">general_login_while_logged_in.txt</text:span></text:p>
          </table:table-cell>
        </table:table-row>
        <table:table-row>
          <table:table-cell table:style-name="TableCell1">
            <text:p text:style-name="P2"><text:span text:style-name="T1">quit command</text:span></text:p>
          </table:table-cell>
          <table:table-cell table:style-name="TableCell1">
            <text:p text:style-name="P2"><text:span text:style-name="T1">Test that our quit command works</text:span></text:p>
          </table:table-cell>
          <table:table-cell table:style-name="TableCell1">
            <text:p text:style-name="P2"><text:span text:style-name="T1">quit<text:line-break/>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general_quit_early.txt</text:p>
          </table:table-cell>
        </table:table-row>
        <table:table-row>
          <table:table-cell table:style-name="TableCell1">
            <text:p text:style-name="P2"><text:span text:style-name="T1">login quit</text:span></text:p>
          </table:table-cell>
          <table:table-cell table:style-name="TableCell1">
            <text:p text:style-name="P2"><text:span text:style-name="T1">Test that our quit command work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qui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general_login_quit.txt</text:p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</table:table>
      <text:p text:style-name="P1"><text:span text:style-name="T1">Round 2 Questions:</text:span></text:p>
      <text:p text:style-name="P1"><text:span text:style-name="T1">1- Should newline and other special characters be accepted for an account name?</text:span></text:p>
      <text:p text:style-name="P1"/>
      <text:p text:style-name="P1"><text:span text:style-name="T1">Assumed no</text:span></text:p>
      <text:p text:style-name="P1"/>
      <text:p text:style-name="P1"><text:span text:style-name="T1">2- For the transaction record for create, would AAAAAA be the new account number?</text:span></text:p>
      <text:p text:style-name="P1"/>
      <text:p text:style-name="P1"><text:span text:style-name="T1">Assumed yes, NNNN... would be the new name</text:span></text:p>
      <text:p text:style-name="P1"/>
      <text:p text:style-name="P1"/>
      <text:p text:style-name="P1"/>
      <text:p text:style-name="P1"><text:span text:style-name="T1">3- Does quit command still write out the transaction summary file?</text:span></text:p>
      <text:p text:style-name="P1"/>
      <text:p text:style-name="P1"><text:span text:style-name="T1">4- What do we want to happen when user enter bad input (our choice)?</text:span></text:p>
      <text:p text:style-name="P1"/>
      <text:p text:style-name="P1"><text:span text:style-name="T1">5- what if there are no valid accounts (empty file)? Does the front end tell the user?</text:span></text:p>
      <text:p text:style-name="P1"/>
      <text:p text:style-name="P1"><text:span text:style-name="T1">6- How do we want to handle 0 input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